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828cm" fo:min-width="0.93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16.031cm" fo:min-width="23.528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0.817cm" fo:min-width="1.734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172cm" fo:min-width="2.7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426cm" fo:min-width="3.208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99cm" fo:min-width="4.224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908cm" fo:min-width="1.196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3.335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2.573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2.446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2.319cm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908cm" fo:min-width="1.018cm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172cm" fo:min-width="2.827cm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0.995cm" fo:min-width="2.272cm" fo:padding-top="0.176cm" fo:padding-bottom="0.176cm" fo:padding-left="0.301cm" fo:padding-right="0.301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5c295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524cm" svg:x="14.208cm" svg:y="1.635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4.13cm" svg:height="16.383cm" svg:x="2.016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3.302cm" svg:height="1.651cm" svg:x="22.209cm" svg:y="10.144cm">
          <text:p text:style-name="P1">Queue</text:p>
          <text:p text:style-name="P1">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3.302cm" svg:height="1.524cm" svg:x="5.402cm" svg:y="12.176cm">
          <text:p text:style-name="P1">Postgres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81cm" svg:height="1.778cm" svg:x="9.72cm" svg:y="12.049cm">
          <text:p text:style-name="P1">State</text:p>
          <text:p text:style-name="P1">Machine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495cm" svg:height="0.962cm" svg:x="21.762cm" svg:y="5.572cm">
          <draw:text-box>
            <text:p>Guarantee</text:p>
          </draw:text-box>
        </draw:frame>
        <draw:frame draw:style-name="gr7" draw:text-style-name="P4" draw:layer="layout" svg:width="2.263cm" svg:height="0.962cm" svg:x="16.263cm" svg:y="7.15cm">
          <draw:text-box>
            <text:p>Action</text:p>
          </draw:text-box>
        </draw:frame>
        <draw:frame draw:style-name="gr8" draw:text-style-name="P4" draw:layer="layout" svg:width="3.423cm" svg:height="0.962cm" svg:x="6.678cm" svg:y="8.293cm">
          <draw:text-box>
            <text:p>Reference</text:p>
          </draw:text-box>
        </draw:frame>
        <draw:connector draw:style-name="gr9" draw:text-style-name="P5" draw:layer="layout" draw:type="curve" svg:x1="16.24cm" svg:y1="2.397cm" svg:x2="21.256cm" svg:y2="6.969cm" draw:start-shape="id1" draw:start-glue-point="10" draw:end-shape="id2" draw:end-glue-point="0" svg:d="M16240 2397c3344 0 5016 1524 5016 4572" svg:viewBox="0 0 5017 4573">
          <text:p/>
        </draw:connector>
        <draw:custom-shape draw:style-name="gr10" draw:text-style-name="P1" xml:id="id9" draw:id="id9" draw:layer="layout" svg:width="4.826cm" svg:height="1.651cm" svg:x="13.065cm" svg:y="8.493cm"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4.208cm" svg:y1="2.397cm" svg:x2="7.116cm" svg:y2="9.509cm" draw:start-shape="id1" draw:start-glue-point="6" draw:end-shape="id3" draw:end-glue-point="0" svg:d="M14208 2397c-4728 0-7092 2370-7092 7112" svg:viewBox="0 0 7093 7113">
          <text:p/>
        </draw:connector>
        <draw:custom-shape draw:style-name="gr11" draw:text-style-name="P2" draw:layer="layout" svg:width="2.54cm" svg:height="1.778cm" svg:x="5.91cm" svg:y="6.715cm">
          <text:p text:style-name="P1">MSG</text:p>
          <text:p text:style-name="P1">Attr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12.895cm" svg:y1="10.08cm" svg:x2="11.625cm" svg:y2="12.049cm" draw:end-shape="id4" draw:end-glue-point="0" svg:d="M12895 10080c0 1063-1270 79-1270 1969" svg:viewBox="0 0 1271 1970">
          <text:p/>
        </draw:connector>
        <draw:custom-shape draw:style-name="gr12" draw:text-style-name="P1" xml:id="id5" draw:id="id5" draw:layer="layout" svg:width="3.937cm" svg:height="1.905cm" svg:x="9.72cm" svg:y="14.843cm">
          <text:p text:style-name="P1">Abstract</text:p>
          <text:p text:style-name="P1">Action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2.006cm" svg:y1="13.913cm" svg:x2="12.006cm" svg:y2="14.929cm" svg:d="M12006 13913v1016" svg:viewBox="0 0 1 1017">
          <text:p/>
        </draw:connector>
        <draw:custom-shape draw:style-name="gr13" draw:text-style-name="P1" xml:id="id8" draw:id="id8" draw:layer="layout" svg:width="3.175cm" svg:height="1.905cm" svg:x="16.494cm" svg:y="17.256cm">
          <text:p text:style-name="P1">End</text:p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14" draw:text-style-name="P1" xml:id="id7" draw:id="id7" draw:layer="layout" svg:width="3.048cm" svg:height="1.905cm" svg:x="16.494cm" svg:y="14.589cm"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15" draw:text-style-name="P1" xml:id="id6" draw:id="id6" draw:layer="layout" svg:width="2.921cm" svg:height="1.905cm" svg:x="16.494cm" svg:y="11.922cm">
          <text:p text:style-name="P1">Action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3.657cm" svg:y1="15.795cm" svg:x2="16.494cm" svg:y2="12.874cm" draw:start-shape="id5" draw:start-glue-point="1" draw:end-shape="id6" svg:d="M13657 15795c2127 0 709-2921 2837-2921" svg:viewBox="0 0 2838 2922">
          <text:p/>
        </draw:connector>
        <draw:connector draw:style-name="gr9" draw:text-style-name="P5" draw:layer="layout" draw:type="curve" svg:x1="13.657cm" svg:y1="15.795cm" svg:x2="16.494cm" svg:y2="15.541cm" draw:start-shape="id5" draw:start-glue-point="1" draw:end-shape="id7" svg:d="M13657 15795c2127 0 709-254 2837-254" svg:viewBox="0 0 2838 255">
          <text:p/>
        </draw:connector>
        <draw:connector draw:style-name="gr9" draw:text-style-name="P5" draw:layer="layout" draw:type="curve" svg:x1="13.657cm" svg:y1="15.795cm" svg:x2="16.494cm" svg:y2="18.208cm" draw:start-shape="id5" draw:start-glue-point="1" draw:end-shape="id8" svg:d="M13657 15795c2127 0 709 2413 2837 2413" svg:viewBox="0 0 2838 2414">
          <text:p/>
        </draw:connector>
        <draw:connector draw:style-name="gr9" draw:text-style-name="P5" draw:layer="layout" draw:type="curve" svg:x1="15.224cm" svg:y1="3.159cm" svg:x2="15.478cm" svg:y2="8.493cm" draw:start-shape="id1" draw:start-glue-point="8" draw:end-shape="id9" svg:d="M15224 3159c0 4000 254 1334 254 5334" svg:viewBox="0 0 255 5335">
          <text:p/>
        </draw:connector>
        <draw:connector draw:style-name="gr9" draw:text-style-name="P5" draw:layer="layout" draw:type="curve" svg:x1="19.415cm" svg:y1="12.874cm" svg:x2="17.891cm" svg:y2="9.318cm" draw:start-shape="id6" draw:end-shape="id9" draw:end-glue-point="1" svg:d="M19415 12874c825 0 1587-3556-1524-3556" svg:viewBox="0 0 2253 3557">
          <text:p/>
        </draw:connector>
        <draw:connector draw:style-name="gr9" draw:text-style-name="P5" draw:layer="layout" draw:type="curve" draw:line-skew="0.412cm" svg:x1="19.542cm" svg:y1="15.541cm" svg:x2="17.891cm" svg:y2="9.318cm" draw:start-shape="id7" draw:start-glue-point="1" draw:end-shape="id9" draw:end-glue-point="1" svg:d="M19542 15541c1444 0 2270-6223-1651-6223" svg:viewBox="0 0 2851 6224">
          <text:p/>
        </draw:connector>
        <draw:connector draw:style-name="gr9" draw:text-style-name="P5" draw:layer="layout" draw:type="curve" svg:x1="19.415cm" svg:y1="12.874cm" svg:x2="21.256cm" svg:y2="8.874cm" draw:start-shape="id6" draw:start-glue-point="1" draw:end-shape="id2" draw:end-glue-point="2" svg:d="M19415 12874c1228 0 1841-1333 1841-4000" svg:viewBox="0 0 1842 4001">
          <text:p/>
        </draw:connector>
        <draw:connector draw:style-name="gr9" draw:text-style-name="P5" draw:layer="layout" draw:type="curve" svg:x1="19.542cm" svg:y1="15.541cm" svg:x2="21.256cm" svg:y2="8.874cm" draw:start-shape="id7" draw:start-glue-point="1" draw:end-shape="id2" draw:end-glue-point="2" svg:d="M19542 15541c1143 0 1714-2222 1714-6667" svg:viewBox="0 0 1715 6668">
          <text:p/>
        </draw:connector>
        <draw:custom-shape draw:style-name="gr16" draw:text-style-name="P2" draw:layer="layout" svg:width="2.286cm" svg:height="1.778cm" svg:x="14.208cm" svg:y="5.699cm">
          <text:p text:style-name="P1">MSG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9.72cm" svg:y1="12.938cm" svg:x2="8.704cm" svg:y2="12.938cm" draw:start-shape="id4" draw:start-glue-point="3" draw:end-shape="id10" draw:end-glue-point="1" svg:d="M9720 12938h-1016" svg:viewBox="0 0 1017 1">
          <text:p/>
        </draw:connector>
        <draw:custom-shape draw:style-name="gr17" draw:text-style-name="P1" xml:id="id3" draw:id="id3" draw:layer="layout" svg:width="3.429cm" svg:height="1.524cm" svg:x="5.402cm" svg:y="9.509cm">
          <text:p text:style-name="P1">DAO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7.116cm" svg:y1="11.033cm" svg:x2="7.053cm" svg:y2="12.176cm" draw:start-shape="id3" draw:start-glue-point="2" draw:end-shape="id10" draw:end-glue-point="0" svg:d="M7116 11033c0 858-63 287-63 1143" svg:viewBox="0 0 64 1144">
          <text:p/>
        </draw:connector>
        <draw:custom-shape draw:style-name="gr12" draw:text-style-name="P1" xml:id="id2" draw:id="id2" draw:layer="layout" svg:width="3.937cm" svg:height="1.905cm" svg:x="19.288cm" svg:y="6.969cm">
          <text:p text:style-name="P1">Queue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7" draw:text-style-name="P1" xml:id="id12" draw:id="id12" draw:layer="layout" svg:width="3.429cm" svg:height="1.524cm" svg:x="9.564cm" svg:y="5.038cm">
          <text:p text:style-name="P1">Validat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23.225cm" svg:y1="7.921cm" svg:x2="23.86cm" svg:y2="10.144cm" draw:start-shape="id2" draw:start-glue-point="1" draw:end-shape="id11" draw:end-glue-point="4" svg:d="M23225 7921c424 0 635 741 635 2223" svg:viewBox="0 0 636 2224">
          <text:p/>
        </draw:connector>
        <draw:connector draw:style-name="gr9" draw:text-style-name="P5" draw:layer="layout" draw:type="curve" svg:x1="11.278cm" svg:y1="5.038cm" svg:x2="14.505cm" svg:y2="2.936cm" draw:start-shape="id12" draw:start-glue-point="0" draw:end-shape="id1" draw:end-glue-point="7" svg:d="M11278 5038c0-1408 3227-358 3227-2102" svg:viewBox="0 0 3228 2103">
          <text:p/>
        </draw:connector>
        <draw:custom-shape draw:style-name="gr18" draw:text-style-name="P1" xml:id="id13" draw:id="id13" draw:layer="layout" svg:width="4.064cm" svg:height="1.905cm" svg:x="2.524cm" svg:y="4.556cm">
          <text:p text:style-name="P1">Json</text:p>
          <text:p text:style-name="P1">Schem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curve" svg:x1="9.564cm" svg:y1="5.8cm" svg:x2="6.588cm" svg:y2="5.509cm" draw:start-shape="id12" draw:end-shape="id13" draw:end-glue-point="10" svg:d="M9564 5800c-2232 0-744-291-2976-291" svg:viewBox="0 0 2977 292">
          <text:p/>
        </draw:connector>
        <draw:connector draw:style-name="gr19" draw:text-style-name="P5" draw:layer="layout" svg:x1="9.72cm" svg:y1="15.795cm" svg:x2="4.556cm" svg:y2="6.461cm" draw:start-shape="id5" draw:start-glue-point="3" draw:end-shape="id13" draw:end-glue-point="8" svg:d="M9720 15795h-5164v-9334" svg:viewBox="0 0 5165 93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4T12:42:16.978627503</meta:creation-date>
    <dc:date>2020-08-16T18:08:01.295149483</dc:date>
    <meta:editing-duration>PT39M54S</meta:editing-duration>
    <meta:editing-cycles>11</meta:editing-cycles>
    <meta:generator>LibreOffice/6.0.7.3$Linux_X86_64 LibreOffice_project/00m0$Build-3</meta:generator>
    <meta:document-statistic meta:object-count="37"/>
  </office:meta>
</office:document-meta>
</file>